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0CD6E6D19EA07D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dash" draw:stroke-dash="Dot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draw:stroke-dash="Dot_20__28_Rounded_29_" svg:stroke-width="0.03cm" svg:stroke-color="#000000" draw:marker-start="Dimension_20_Line" draw:marker-start-width="0.15cm" draw:marker-end="Dimension_20_Line" draw:marker-end-width="0.15cm" svg:stroke-linecap="round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22cm" fo:min-width="5.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02cm" fo:min-width="5.1cm"/>
    </style:style>
    <style:style style:name="gr8" style:family="graphic" style:parent-style-name="objectwithoutfill">
      <style:graphic-properties draw:stroke="dash" draw:stroke-dash="Dot_20__28_Rounded_29_" svg:stroke-width="0.03cm" svg:stroke-color="#999999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7cm" svg:x="0.005cm" svg:y="-0.002cm">
          <draw:image xlink:href="Pictures/1000000100000258000002580CD6E6D19EA07D35.png" xlink:type="simple" xlink:show="embed" xlink:actuate="onLoad" draw:mime-type="image/png">
            <text:p/>
          </draw:image>
        </draw:frame>
        <draw:g>
          <svg:title>TexMaths</svg:title>
          <svg:desc>10§latex§$\Delta \nu_{s}$§svg§600§TRUE§</svg:desc>
          <draw:g>
            <draw:path draw:style-name="gr2" draw:text-style-name="P2" draw:layer="layout" svg:width="0.258cm" svg:height="0.249cm" svg:x="2.723cm" svg:y="5.65cm" svg:viewBox="0 0 259 250" svg:d="M138 6c-2-4-3-6-9-6s-6 2-9 6c-40 79-79 158-119 237-1 3-1 3-1 4 0 3 2 3 7 3 81 0 162 0 244 0 6 0 8 0 8-3-1-1 0-1-2-4-40-79-80-158-119-237zM118 35c31 63 62 126 94 188-63 0-126 0-189 0 32-62 63-125 95-188z">
              <text:p/>
            </draw:path>
            <draw:path draw:style-name="gr2" draw:text-style-name="P2" draw:layer="layout" svg:width="0.165cm" svg:height="0.154cm" svg:x="3.016cm" svg:y="5.746cm" svg:viewBox="0 0 166 155" svg:d="M60 4c-1-1 0-4-4-4-8 0-34 3-43 4-3 0-7 0-7 7 0 4 4 4 9 4 17 0 17 2 17 6 0 2-4 19-6 28-7 28-15 57-22 86-1 5-4 15-4 16 0 4 4 4 6 4s3 0 5 0c25-4 63-18 99-52 46-43 56-90 56-93 0-6-4-10-10-10-3 0-11 2-14 12-23 79-76 118-116 131 11-47 23-93 34-139z">
              <text:p/>
            </draw:path>
            <draw:path draw:style-name="gr2" draw:text-style-name="P2" draw:layer="layout" svg:width="0.097cm" svg:height="0.11cm" svg:x="3.189cm" svg:y="5.844cm" svg:viewBox="0 0 98 111" svg:d="M88 16c-6 2-10 7-10 12s5 8 8 8c2 0 12-2 12-14 0-16-18-22-33-22-38 0-45 28-45 36 0 9 5 15 8 18 7 5 11 6 28 9 5 1 21 4 21 16 0 4-3 13-13 20-9 5-22 5-24 5-10 0-24-2-30-10 8-1 14-7 14-14 0-6-5-9-10-9-7 0-14 5-14 16 0 15 15 24 39 24 46 0 54-31 54-41 0-22-25-27-34-28-2-1-8-2-10-2-9-2-13-7-13-13 0-5 4-12 9-15 7-4 16-5 20-5 5 0 18 1 23 9z">
              <text:p/>
            </draw:path>
          </draw:g>
        </draw:g>
        <draw:line draw:style-name="gr3" draw:text-style-name="P3" draw:layer="layout" svg:x1="3.48cm" svg:y1="1.99cm" svg:x2="3.48cm" svg:y2="6.24cm">
          <text:p/>
        </draw:line>
        <draw:line draw:style-name="gr3" draw:text-style-name="P3" draw:layer="layout" svg:x1="2.58cm" svg:y1="5.72cm" svg:x2="2.58cm" svg:y2="6.22cm">
          <text:p/>
        </draw:line>
        <draw:line draw:style-name="gr3" draw:text-style-name="P3" draw:layer="layout" svg:x1="0.88cm" svg:y1="5.73cm" svg:x2="2.58cm" svg:y2="5.73cm">
          <text:p/>
        </draw:line>
        <draw:line draw:style-name="gr3" draw:text-style-name="P3" draw:layer="layout" svg:x1="0.881cm" svg:y1="2.03cm" svg:x2="3.481cm" svg:y2="2.03cm">
          <text:p/>
        </draw:line>
        <draw:line draw:style-name="gr4" draw:text-style-name="P3" draw:layer="layout" svg:x1="2.62cm" svg:y1="6.03cm" svg:x2="3.44cm" svg:y2="6.03cm">
          <text:p/>
        </draw:line>
        <draw:line draw:style-name="gr4" draw:text-style-name="P3" draw:layer="layout" svg:x1="2.331cm" svg:y1="2.08cm" svg:x2="2.331cm" svg:y2="5.68cm">
          <text:p/>
        </draw:line>
        <draw:g>
          <svg:title>TexMaths</svg:title>
          <svg:desc>10§latex§$\Delta U_{a}$§svg§600§TRUE§</svg:desc>
          <draw:g>
            <draw:path draw:style-name="gr2" draw:text-style-name="P2" draw:layer="layout" svg:width="0.258cm" svg:height="0.249cm" svg:x="2.424cm" svg:y="3.652cm" svg:viewBox="0 0 259 250" svg:d="M138 6c-2-4-3-6-9-6s-6 2-9 6c-40 79-79 158-119 237-1 3-1 3-1 4 0 3 2 3 7 3 81 0 162 0 244 0 6 0 8 0 8-3-1-1 0-1-2-4-40-79-80-158-119-237zM118 35c31 63 62 126 94 188-63 0-126 0-189 0 32-62 63-125 95-188z">
              <text:p/>
            </draw:path>
            <draw:path draw:style-name="gr2" draw:text-style-name="P2" draw:layer="layout" svg:width="0.243cm" svg:height="0.245cm" svg:x="2.723cm" svg:y="3.664cm" svg:viewBox="0 0 244 246" svg:d="M200 36c3-14 10-24 38-25 1 0 6-1 6-7 0-1 0-4-5-4-12 0-24 1-36 1s-25-1-36-1c-2 0-7 0-7 7 0 4 4 4 7 4 20 0 24 7 24 15 0 1-1 6-1 7-11 41-22 83-32 125-12 46-52 77-87 77-24 0-43-16-43-46 0-1 0-12 4-26 11-46 23-91 34-136 3-13 3-16 29-16 9 0 12 0 12-7 0-4-4-4-5-4-10 0-35 1-45 1s-35-1-45-1c-3 0-7 0-7 7 0 4 3 4 10 4 1 0 7 0 13 0 7 1 10 1 10 6 0 2-4 17-6 25-3 10-5 20-8 31-3 13-20 79-21 86-3 9-3 14-3 19 0 43 32 68 69 68 44 0 88-40 99-85 10-42 21-84 32-125z">
              <text:p/>
            </draw:path>
            <draw:path draw:style-name="gr2" draw:text-style-name="P2" draw:layer="layout" svg:width="0.125cm" svg:height="0.11cm" svg:x="2.953cm" svg:y="3.846cm" svg:viewBox="0 0 126 111" svg:d="M89 15c-5-8-13-15-25-15-32 0-64 35-64 70 0 24 16 41 38 41 13 0 25-8 34-17 5 14 19 17 26 17 9 0 15-6 19-13 6-10 9-24 9-25 0-3-3-3-4-3-4 0-4 1-6 8-3 12-7 26-17 26-7 0-9-5-9-12 0-4 2-13 4-19 2-7 4-17 5-22 2-6 3-13 5-19s5-18 5-19c0-6-5-8-9-8s-9 3-11 10zM73 78c-1 7-7 12-12 16-2 2-12 10-23 10-9 0-18-6-18-24 0-13 7-40 13-50 11-19 24-23 31-23 17 0 22 19 22 21 0 1-1 3-1 4-4 15-8 30-12 46z">
              <text:p/>
            </draw:path>
          </draw:g>
        </draw:g>
        <draw:custom-shape draw:style-name="gr5" draw:text-style-name="P4" draw:layer="layout" svg:width="3.5cm" svg:height="0.5cm" svg:x="2.75cm" svg:y="0.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6cm" svg:height="0.47cm" svg:x="0.75cm" svg:y="6.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cm" svg:height="0.27cm" draw:transform="rotate (1.5707963267949) translate (0.115cm 6.31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latex§$\nu_{\mathrm{max}}$§svg§600§TRUE§</svg:desc>
          <draw:g>
            <draw:path draw:style-name="gr2" draw:text-style-name="P2" draw:layer="layout" svg:width="0.164cm" svg:height="0.153cm" draw:transform="rotate (-0.785398163397448) translate (3.59478666025733cm 6.2906308768747cm)" svg:viewBox="0 0 165 154" svg:d="M60 4c-2-1 0-4-5-4-8 0-33 3-43 4-2 0-6 0-6 7 0 4 3 4 8 4 17 0 18 2 18 6 0 2-4 19-7 28-7 28-14 57-21 85-2 5-4 15-4 16 0 4 3 4 5 4s3 0 5 0c25-4 63-18 99-51 47-43 56-90 56-93 0-6-4-10-10-10-3 0-11 2-14 12-22 79-76 117-116 130 12-46 23-92 35-138z">
              <text:p/>
            </draw:path>
            <draw:path draw:style-name="gr2" draw:text-style-name="P2" draw:layer="layout" svg:width="0.206cm" svg:height="0.107cm" draw:transform="rotate (-0.785398163397449) translate (3.64370555645764cm 6.4789661683125cm)" svg:viewBox="0 0 207 108" svg:d="M188 34c0-21-10-34-36-34-20 0-33 11-40 23-5-17-18-23-36-23-20 0-33 11-40 24 0-8 0-16 0-24-12 1-24 2-36 3 0 3 0 6 0 9 16 0 18 2 18 14 0 21 0 42 0 63 0 11-2 11-18 11 0 2 0 5 0 8 9-1 17-1 28-1 9 0 26 1 28 1 0-3 0-6 0-8-16 0-18 0-18-11 0-15 0-30 0-44 0-26 20-38 36-38 17 0 20 14 20 26 0 18 0 37 0 56 0 11-3 11-19 11 0 2 0 5 0 8 1 0 18-1 28-1 9 0 26 1 28 1 0-3 0-6 0-8-16 0-18 0-18-11 0-15 0-30 0-44 0-26 20-38 37-38s19 14 19 26c0 18 0 37 0 56 0 11-2 11-18 11 0 2 0 5 0 8 9-1 17-1 28-1 9 0 26 1 28 1 0-3 0-6 0-8-16 0-19 0-19-11 0-19 0-37 0-55z">
              <text:p/>
            </draw:path>
            <draw:path draw:style-name="gr2" draw:text-style-name="P2" draw:layer="layout" svg:width="0.122cm" svg:height="0.111cm" draw:transform="rotate (-0.785398163397448) translate (3.80681582001344cm 6.64066818545176cm)" svg:viewBox="0 0 123 112" svg:d="M97 44c0-13 0-23-12-32-10-8-22-12-36-12-23 0-40 9-40 24 0 8 5 12 12 12s11-5 11-12c0-4-2-9-8-11 9-6 23-6 24-6 14 0 29 9 29 30 0 2 0 4 0 7-13 1-30 1-48 8-22 8-29 22-29 33 0 21 26 27 43 27 20 0 32-11 37-21 1 10 7 20 19 20 8-8 24 0 24-24 0-5 0-9 0-13-3 0-5 0-8 0 0 4 0 8 0 13 0 3 0 14-9 14s-9-11-9-14c0-15 0-29 0-43zM77 75c0 23-21 30-32 30-12 0-24-8-24-20 0-14 12-33 56-34 0 8 0 16 0 24z">
              <text:p/>
            </draw:path>
            <draw:path draw:style-name="gr2" draw:text-style-name="P2" draw:layer="layout" svg:width="0.134cm" svg:height="0.104cm" draw:transform="rotate (-0.785398163397448) translate (3.89791244312044cm 6.73739779422492cm)" svg:viewBox="0 0 135 105" svg:d="M77 50c-1-1-1-2-2-2 0-1 16-18 19-20 8-10 17-19 36-19 0-3 0-6 0-9-7 0-14 1-21 1s-16 0-24-1c0 3 0 6 0 9 4 0 5 3 5 5 0 1 0 4-4 9-6 6-11 13-17 19-7-8-13-15-20-23-3-3-3-4-3-5 0-4 4-5 7-5 0-3 0-6 0-9-9 1-19 1-28 1-7 0-16 0-24-1 0 3 0 6 0 9 12 0 18 0 25 7 10 12 20 23 30 35 1 1 2 2 2 3-7 7-18 21-21 23-9 10-17 19-37 20 0 2 0 5 0 8 8 0 13-1 21-1 7 0 17 1 24 1 0-3 0-6 0-8-3-1-5-3-5-6 0-5 3-8 7-12 6-7 11-13 17-19 7 8 14 16 21 24 5 5 5 6 5 7 0 5-6 6-7 6 0 2 0 5 0 8 3 0 20-1 28-1s16 1 24 1c0-3 0-6 0-8-17 0-19-2-24-8-11-13-23-26-34-39z">
              <text:p/>
            </draw:path>
          </draw:g>
        </draw:g>
        <draw:g>
          <svg:title>TexMaths</svg:title>
          <svg:desc>10§latex§$\nu_{\mathrm{min}}$§svg§600§TRUE§</svg:desc>
          <draw:g>
            <draw:path draw:style-name="gr2" draw:text-style-name="P2" draw:layer="layout" svg:width="0.164cm" svg:height="0.153cm" draw:transform="rotate (-0.785398163397448) translate (2.68831840139587cm 6.29077477749413cm)" svg:viewBox="0 0 165 154" svg:d="M60 4c-2-1 0-4-5-4-8 0-33 3-43 4-2 0-6 0-6 7 0 4 3 4 8 4 17 0 18 2 18 6 0 2-4 19-7 28-7 28-14 57-21 85-2 5-4 15-4 16 0 4 3 4 5 4s3 0 5 0c25-4 63-18 99-50 47-43 56-91 56-94 0-6-4-10-10-10-3 0-11 2-14 12-22 79-76 118-116 131 12-46 23-93 35-139z">
              <text:p/>
            </draw:path>
            <draw:path draw:style-name="gr2" draw:text-style-name="P2" draw:layer="layout" svg:width="0.206cm" svg:height="0.107cm" draw:transform="rotate (-0.785398163397449) translate (2.73652147069717cm 6.47979741002749cm)" svg:viewBox="0 0 207 108" svg:d="M189 33c0-21-11-33-37-33-20 0-33 10-40 22-4-17-18-22-36-22-20 0-33 11-40 23 0-8 0-15 0-23-12 1-24 1-36 2 0 3 0 6 0 9 16 0 18 2 18 14 0 21 0 42 0 63 0 11-2 11-18 11 0 3 0 6 0 9 9-1 18-1 28-1 9 0 26 1 28 1 0-3 0-6 0-9-16 0-18 0-18-11 0-15 0-30 0-44 0-26 20-38 36-38 18 0 20 14 20 26 0 18 0 37 0 56 0 11-3 11-19 11 0 3 0 6 0 9 1 0 18-1 28-1 9 0 26 1 29 1 0-3 0-6 0-9-16 0-19 0-19-11 0-15 0-30 0-44 0-26 21-38 37-38 17 0 19 14 19 26 0 18 0 37 0 56 0 11-2 11-18 11 0 3 0 6 0 9 9-1 18-1 28-1 9 0 26 1 28 1 0-3 0-6 0-9-16 0-18 0-18-11 0-19 0-37 0-55z">
              <text:p/>
            </draw:path>
            <draw:path draw:style-name="gr2" draw:text-style-name="P2" draw:layer="layout" svg:width="0.053cm" svg:height="0.164cm" draw:transform="rotate (-0.785398163397449) translate (2.9404518140458cm 6.60205240670152cm)" svg:viewBox="0 0 54 165" svg:d="M38 14c0-7-6-14-14-14-7 0-14 6-14 14 0 9 7 15 14 15 8 0 14-7 14-15zM1 60c0 3 0 6 0 9 15 0 17 2 17 14 0 21 0 41 0 62 0 11-2 11-18 11 0 3 0 6 0 9 1 0 18-1 28-1 8 0 17 0 26 1 0-3 0-6 0-9-15 0-17 0-17-10 0-29 0-59 0-88-12 0-24 1-36 2z">
              <text:p/>
            </draw:path>
            <draw:path draw:style-name="gr2" draw:text-style-name="P2" draw:layer="layout" svg:width="0.131cm" svg:height="0.107cm" draw:transform="rotate (-0.785398163397449) translate (2.95539042179463cm 6.69866636112494cm)" svg:viewBox="0 0 132 108" svg:d="M113 33c0-21-10-33-37-33-20 0-33 11-40 23 0-8 0-15 0-23-12 1-24 1-36 2 0 3 0 6 0 9 17 0 18 2 18 14 0 21 0 42 0 63 0 11-2 11-18 11 0 3 0 6 0 9 1 0 18-1 28-1 9 0 26 1 28 1 0-3 0-6 0-9-16 0-18 0-18-11 0-15 0-30 0-44 0-26 20-38 37-38s19 14 19 26c0 18 0 37 0 56 0 11-3 11-18 11 0 3 0 6 0 9 9-1 17-1 28-1 9 0 26 1 28 1 0-3 0-6 0-9-16 0-19 0-19-11 0-19 0-37 0-55z">
              <text:p/>
            </draw:path>
          </draw:g>
        </draw:g>
        <draw:line draw:style-name="gr8" draw:text-style-name="P3" draw:layer="layout" svg:x1="3.59cm" svg:y1="1.08cm" svg:x2="3.59cm" svg:y2="6.23cm">
          <text:p/>
        </draw:line>
        <draw:g>
          <svg:title>TexMaths</svg:title>
          <svg:desc>10§latex§$\nu_{\mathrm{res}}$§svg§600§TRUE§</svg:desc>
          <draw:g>
            <draw:path draw:style-name="gr2" draw:text-style-name="P2" draw:layer="layout" svg:width="0.164cm" svg:height="0.153cm" draw:transform="rotate (-0.785398163397448) translate (3.83300154284442cm 1.05884575946179cm)" svg:viewBox="0 0 165 154" svg:d="M60 4c-2-1 0-4-5-4-8 0-33 3-43 4-2 0-6 0-6 7 0 4 3 4 8 4 17 0 18 2 18 6 0 2-4 19-7 28-7 28-14 57-21 85-2 5-4 15-4 16 0 4 3 4 5 4s3 0 5 0c25-4 63-18 99-51 47-43 56-90 56-93 0-6-4-10-10-10-3 0-11 2-14 12-22 79-76 117-116 130 12-46 23-92 35-138z">
              <text:p/>
            </draw:path>
            <draw:path draw:style-name="gr2" draw:text-style-name="P2" draw:layer="layout" svg:width="0.086cm" svg:height="0.107cm" draw:transform="rotate (-0.785398163397448) translate (3.8811594546325cm 1.24642006648736cm)" svg:viewBox="0 0 87 108" svg:d="M36 53c0-21 10-46 33-46-2 2-4 5-4 9 0 8 6 11 11 11 6 0 11-4 11-11 0-8-7-16-19-16s-26 8-33 27c0-9 0-18 0-27-12 1-23 2-35 3 0 3 0 6 0 9 16 0 18 2 18 14 0 21 0 42 0 63 0 11-3 11-18 11 0 2 0 5 0 8 1 0 17-1 28-1 10 0 21 1 31 1 0-3 0-6 0-8-1 0-3 0-4 0-19 0-19-3-19-11 0-12 0-24 0-36z">
              <text:p/>
            </draw:path>
            <draw:path draw:style-name="gr2" draw:text-style-name="P2" draw:layer="layout" svg:width="0.104cm" svg:height="0.111cm" draw:transform="rotate (-0.785398163397449) translate (3.9573825820715cm 1.32123494750982cm)" svg:viewBox="0 0 105 112" svg:d="M98 54c5 0 7 0 7-6 0-21-12-48-49-48-32 0-56 26-56 56 0 31 27 56 60 56s45-27 45-32c0-1 0-3-4-3-3 0-4 1-5 3-7 20-26 24-35 24-11 0-22-5-30-14-9-12-9-27-9-36 25 0 51 0 76 0zM22 47c3-34 25-40 34-40 31 0 32 34 32 40-22 0-44 0-66 0z">
              <text:p/>
            </draw:path>
            <draw:path draw:style-name="gr2" draw:text-style-name="P2" draw:layer="layout" svg:width="0.088cm" svg:height="0.111cm" draw:transform="rotate (-0.785398163397448) translate (4.04631150294132cm 1.41016386837964cm)" svg:viewBox="0 0 89 112" svg:d="M82 6c0-4 0-6-4-6-1 0-1 0-4 3-1 0-3 2-5 4-7-5-17-7-26-7-35 0-43 18-43 31 0 8 3 14 9 19 10 8 19 10 34 12 12 2 32 6 32 22 0 10-7 21-30 21-24 0-32-15-37-32 0-3 0-4-4-4s-4 1-4 6c0 10 0 20 0 30 0 5 0 7 3 7s7-5 12-11c11 10 24 11 30 11 32 0 44-17 44-35 0-9-4-16-11-22-9-9-20-11-29-12-20-4-36-7-36-20 0-7 7-17 30-17 29 0 30 20 31 27 0 3 3 3 4 3 4 0 4-2 4-7 0-8 0-15 0-2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17T00:33:23.873056624</dc:date>
    <meta:editing-duration>PT7H21M4S</meta:editing-duration>
    <meta:editing-cycles>48</meta:editing-cycles>
    <meta:generator>LibreOffice/7.3.7.2$Linux_X86_64 LibreOffice_project/30$Build-2</meta:generator>
    <meta:document-statistic meta:object-count="39"/>
  </office:meta>
</office:document-meta>
</file>